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2196542F.png"/>
  <manifest:file-entry manifest:media-type="image/png" manifest:full-path="Pictures/1000000000000129000001A91F600697.png"/>
  <manifest:file-entry manifest:media-type="image/png" manifest:full-path="Pictures/1000000000000147000001FEFB99DA6E.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0000000013B000001B88877AB45.png"/>
  <manifest:file-entry manifest:media-type="image/png" manifest:full-path="Pictures/100000000000012E000001B3096B784B.png"/>
  <manifest:file-entry manifest:media-type="image/png" manifest:full-path="Pictures/1000020100000036000000282D3E2BA4.png"/>
  <manifest:file-entry manifest:media-type="image/png" manifest:full-path="Pictures/10000000000007800000043895294A23.png"/>
  <manifest:file-entry manifest:media-type="image/png" manifest:full-path="Pictures/1000020100000060000000600AB48439.png"/>
  <manifest:file-entry manifest:media-type="image/png" manifest:full-path="Pictures/100002010000006000000060D40D7D80.png"/>
  <manifest:file-entry manifest:media-type="image/png" manifest:full-path="Pictures/100002010000006000000060CB8792A7.png"/>
  <manifest:file-entry manifest:media-type="image/png" manifest:full-path="Pictures/1000000000000136000001C090FE4A7E.png"/>
  <manifest:file-entry manifest:media-type="image/png" manifest:full-path="Pictures/1000020100000297000000A3FE855F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6in" style:rel-column-width="8191*"/>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6in" style:rel-column-width="8191*"/>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6in" style:rel-column-width="8191*"/>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6in" style:rel-column-width="8191*"/>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fo:break-before="page"/>
    </style:style>
    <style:style style:name="P4" style:family="paragraph" style:parent-style-name="Text_20_body">
      <style:paragraph-properties fo:background-color="transparent">
        <style:background-image/>
      </style:paragraph-properties>
    </style:style>
    <style:style style:name="P5" style:family="paragraph" style:parent-style-name="Footer">
      <style:paragraph-properties fo:text-align="center" style:justify-single-word="false"/>
    </style:style>
    <style:style style:name="P6" style:family="paragraph">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First_20_line_20_indent">
      <style:paragraph-properties fo:break-before="page"/>
    </style:style>
    <style:style style:name="P9" style:family="paragraph" style:parent-style-name="Heading_20_2">
      <style:paragraph-properties fo:break-before="page"/>
    </style:style>
    <style:style style:name="P10" style:family="paragraph" style:parent-style-name="List_20_Indent" style:list-style-name="L1"/>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Heading_20_3">
      <style:paragraph-properties fo:background-color="#ff99cc">
        <style:background-image/>
      </style:paragraph-propertie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background-color="#ff99cc">
        <style:background-image/>
      </style:paragraph-properties>
    </style:style>
    <style:style style:name="P15" style:family="paragraph" style:parent-style-name="Table_20_Contents">
      <style:paragraph-properties fo:text-align="center" style:justify-single-word="false" fo:background-color="#ff99cc">
        <style:background-image/>
      </style:paragraph-properties>
    </style:style>
    <style:style style:name="P16" style:family="paragraph" style:parent-style-name="Table_20_Contents">
      <style:paragraph-properties fo:text-align="start" style:justify-single-word="false" fo:background-color="#ff99cc">
        <style:background-image/>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oen P. Broks</text:p>
      <text:p text:style-name="P1"/>
      <text:p text:style-name="P1"/>
      <text:p text:style-name="P1"/>
      <text:p text:style-name="P1">The official guide through:</text:p>
      <text:p text:style-name="P1"/>
      <text:p text:style-name="P1"><draw:frame draw:style-name="fr1" draw:name="graphics1" text:anchor-type="paragraph" svg:width="6.9252in" svg:height="1.702in" draw:z-index="0"><draw:image xlink:href="Pictures/1000020100000297000000A3FE855F70.png" xlink:type="simple" xlink:show="embed" xlink:actuate="onLoad"/></draw:frame></text:p>
      <text:p text:style-name="P1"/>
      <text:p text:style-name="P1"/>
      <text:p text:style-name="P1"/>
      <text:p text:style-name="P1">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1"/>
      <text:p text:style-name="P1">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1"/>
      <text:p text:style-name="P1">When you are interested in translating this guide (or the game itself), please contact Jeroen P. Broks</text:p>
      <text:p text:style-name="P1"/>
      <text:p text:style-name="P1"/>
      <text:p text:style-name="P1"/>
      <text:p text:style-name="P1">DISCLAIMER: I will try to avoid spoilers, however I will NOT guarantee this guide is completely without them! So if you don't want the storyline spoiled, don't read further on than you need.</text:p>
      <text:p text:style-name="P1"/>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How to use this guide<text:tab/>3</text:p>
          <text:p text:style-name="P7">CHAPTER 1: THE DARK SERVANTS<text:tab/>7</text:p>
          <text:p text:style-name="P11">1.1 – Xenor Bushes (kid Irravonia)<text:tab/>8</text:p>
          <text:p text:style-name="P17">Boss Fight: Big Mama Slime<text:tab/>8</text:p>
          <text:p text:style-name="P11">1.2 Xenor Bushes – West<text:tab/>9</text:p>
          <text:p text:style-name="P11">1.3 – Exams Ruins<text:tab/>10</text:p>
          <text:p text:style-name="P17">Boss Fight: Big Tiger<text:tab/>13</text:p>
        </text:index-body>
      </text:table-of-content>
      <text:p text:style-name="P2"/>
      <text:h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2">A door should have been opened now</text:span><text:span text:style-name="T4"><text:line-break/>Go through that door</text:span></text:p>
      <text:p text:style-name="Walkthrough"><text:span text:style-name="T4"/></text:p>
      <text:p text:style-name="Text_20_body"><text:span text:style-name="T4">So as you see, I'll do this acting by action, put every action on a new line, and whenever I am just giving extra information it will </text:span><text:span text:style-name="T3">be written in italic style</text:span><text:span text:style-name="T5">.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Walktrhough_20__28_Optional_29_"><text:span text:style-name="T5">Note: <text:tab/>It is possible you see parts of the actions I'm discussing on a light blue background, like you see here. That means that the part being discussed is entirely optional.</text:span></text:p>
      <text:p text:style-name="First_20_line_20_indent"><text:span text:style-name="T5"/></text:p>
      <text:p text:style-name="First_20_line_20_indent"><text:span text:style-name="T5">Lastly it may be possible I prefix an action with a name of one of the playable characters, like so:</text:span></text:p>
      <text:p text:style-name="Walkthrough"><text:span text:style-name="T5">001:<text:tab/>Walk to the table<text:line-break/>IRRAVONIA: Examine the stuff on the table</text:span></text:p>
      <text:p text:style-name="First_20_line_20_indent"><text:span text:style-name="T5">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span></text:p>
      <text:p text:style-name="First_20_line_20_indent"><text:span text:style-name="T5"/></text:p>
      <text:p text:style-name="First_20_line_20_indent"><text:span text:style-name="T5">One last thing are the roman numbers below all characters' faces on the status bar below:</text:span></text:p>
      <text:p text:style-name="Text_20_body"><draw:frame draw:style-name="fr1" draw:name="graphics3" text:anchor-type="paragraph" svg:width="6.9252in" svg:height="3.8953in" draw:z-index="2"><draw:image xlink:href="Pictures/1000000000000780000004382196542F.png" xlink:type="simple" xlink:show="embed" xlink:actuate="onLoad"/></draw:frame><text:soft-page-break/><text:span text:style-name="T5"/></text:p>
      <text:p text:style-name="First_20_line_20_indent"><text:span text:style-name="T5"><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span></text:p>
      <text:p text:style-name="First_20_line_20_indent"><text:span text:style-name="T5">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span></text:p>
      <text:p text:style-name="First_20_line_20_indent"><draw:frame draw:style-name="fr2" draw:name="graphics4" text:anchor-type="paragraph" svg:width="0.5626in" svg:height="0.4165in" draw:z-index="3"><draw:image xlink:href="Pictures/1000020100000036000000282D3E2BA4.png" xlink:type="simple" xlink:show="embed" xlink:actuate="onLoad"/></draw:frame><text:span text:style-name="T5"><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span></text:p>
      <text:p text:style-name="First_20_line_20_indent"><text:span text:style-name="T5">At the start of each level and boss fight, I will make a note of my own levels when I got there. There are not really recommendations, but rather a kind of references. If my levels are higher than your level </text:span><text:soft-page-break/><text:span text:style-name="T5">cap at that point, it simply means you missed some traveler's emblems. </text:span></text:p>
      <text:p text:style-name="First_20_line_20_indent"><text:span text:style-name="T5">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span></text:p>
      <text:p text:style-name="First_20_line_20_indent"><text:span text:style-name="T5"/></text:p>
      <text:p text:style-name="First_20_line_20_indent"><text:span text:style-name="T5"/></text:p>
      <text:p text:style-name="First_20_line_20_indent"><text:span text:style-name="T5">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span></text:p>
      <text:p text:style-name="First_20_line_20_indent"><text:span text:style-name="T5">There is of course, also “The True Abyss”, about which I will provide some information in a dedicated section.</text:span></text:p>
      <text:p text:style-name="First_20_line_20_indent"><text:span text:style-name="T5"/></text:p>
      <text:p text:style-name="First_20_line_20_indent"><text:span text:style-name="T5"/></text:p>
      <text:p text:style-name="First_20_line_20_indent"><text:span text:style-name="T5">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span></text:p>
      <text:p text:style-name="First_20_line_20_indent"><text:span text:style-name="T5"/></text:p>
      <text:p text:style-name="First_20_line_20_indent"><text:span text:style-name="T5">Well, talked enough already! LET'S GET READY TO RUMBLE!</text:span></text:p>
      <text:p text:style-name="P8"><text:span text:style-name="T5"/></text:p>
      <text:h text:style-name="Heading_20_1" text:outline-level="1"><text:span text:style-name="T5">CHAPTER 1: THE DARK SERVANTS</text:span></text:h>
      <text:p text:style-name="Text_20_body"><text:span text:style-name="T5"/></text:p>
      <text:p text:style-name="Text_20_body"><draw:frame draw:style-name="fr1" draw:name="graphics5" text:anchor-type="paragraph" svg:width="6.9252in" svg:height="2.8736in" draw:z-index="4"><draw:image xlink:href="Pictures/10000201000002810000010AAF050E94.png" xlink:type="simple" xlink:show="embed" xlink:actuate="onLoad"/></draw:frame><text:span text:style-name="T5"/></text:p>
      <text:p text:style-name="First_20_line_20_indent"><text:span text:style-name="T5">In this chapter you will see how Eric and Irravonia met each other and get to know a bit as well about Brendor and Seelah Gandra. This chapter is a kind of a prologue, although one mission will already contain vital clues for the rest of the story.</text:span></text:p>
      <text:p text:style-name="First_20_line_20_indent"><text:span text:style-name="T5"/></text:p>
      <text:p text:style-name="First_20_line_20_indent"><text:span text:style-name="T5">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span></text:p>
      <text:p text:style-name="First_20_line_20_indent"><text:span text:style-name="T5"/></text:p>
      <text:p text:style-name="First_20_line_20_indent"><text:span text:style-name="T5">Important is that this chapter follows a 'one-way' flow, meaning you cannot yet get back to locations you've visited before, like normal for an RPG game. You will however gain access to the world map as soon as this chapter ends, and then you'll finally get “free movement”.</text:span></text:p>
      <text:p text:style-name="First_20_line_20_indent"><text:span text:style-name="T5"/></text:p>
      <text:p text:style-name="First_20_line_20_indent"><text:span text:style-name="T5">The game will start when Irravonia tells a story about herself when she was a little girl. Well, let's get this show on the road, shall we?</text:span></text:p>
      <text:h text:style-name="P9" text:outline-level="2"><text:span text:style-name="T5">1.1 – Xenor Bushes (kid Irravonia)</text:span></text:h>
      <table:table table:name="Table1" table:style-name="Table1">
        <table:table-column table:style-name="Table1.A" table:number-columns-repeated="8"/>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13">I</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H2" office:value-type="string">
            <text:p text:style-name="P13"/>
          </table:table-cell>
        </table:table-row>
      </table:table>
      <text:p text:style-name="Text_20_body"><text:span text:style-name="T5"/></text:p>
      <text:p text:style-name="First_20_line_20_indent"><text:span text:style-name="T5">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span></text:p>
      <text:p text:style-name="First_20_line_20_indent"><text:span text:style-name="T5"/></text:p>
      <text:p text:style-name="First_20_line_20_indent"><text:span text:style-name="T5">At the end of the dungeon Irravonia will be attacked by some blue slimes, the number of them depends on your chosen difficulty, immediately after that fight Irravonia will meet the “Big Mama Slime”</text:span></text:p>
      <text:h text:style-name="P12" text:outline-level="3">Boss Fight: Big Mama Slime</text:h>
      <table:table table:name="Table2" table:style-name="Table2">
        <table:table-column table:style-name="Table2.A" table:number-columns-repeated="8"/>
        <table:table-row>
          <table:table-cell table:style-name="Table2.A1" office:value-type="string">
            <text:p text:style-name="P14"><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H1" office:value-type="string">
            <text:p text:style-name="P14"/>
          </table:table-cell>
        </table:table-row>
        <table:table-row>
          <table:table-cell table:style-name="Table2.A2" office:value-type="string">
            <text:p text:style-name="P15">I</text:p>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A2" office:value-type="string">
            <text:p text:style-name="P15"/>
          </table:table-cell>
          <table:table-cell table:style-name="Table2.H2" office:value-type="string">
            <text:p text:style-name="P15"/>
          </table:table-cell>
        </table:table-row>
        <table:table-row>
          <table:table-cell table:style-name="Table2.H2" table:number-columns-spanned="8" office:value-type="string">
            <text:p text:style-name="P16">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4"><text:span text:style-name="T5"/></text:p>
      <text:p text:style-name="First_20_line_20_indent"><text:span text:style-name="T5">This will end this dungeon, follow the scenario and the game will continue in the next dungeon.</text:span></text:p>
      <text:h text:style-name="P9" text:outline-level="2"><text:span text:style-name="T5">1.2 - Xenor Bushes – West</text:span></text:h>
      <text:p text:style-name="Text_20_body"/>
      <table:table table:name="Table3" table:style-name="Table3">
        <table:table-column table:style-name="Table3.A" table:number-columns-repeated="8"/>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13">II</text:p>
          </table:table-cell>
          <table:table-cell table:style-name="Table3.A2" office:value-type="string">
            <text:p text:style-name="P13">I</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H2" office:value-type="string">
            <text:p text:style-name="P13"/>
          </table:table-cell>
        </table:table-row>
      </table:table>
      <text:p text:style-name="Text_20_body"><text:span text:style-name="T5"/></text:p>
      <text:p text:style-name="First_20_line_20_indent"><text:span text:style-name="T5">This is also only a small dungeon, so no need to go into the deep of all actions. Just make your way to the West and when you arrive there you'll automatically advance to the next dungeon.</text:span></text:p>
      <text:p text:style-name="First_20_line_20_indent"><text:span text:style-name="T5">Don't forget to pick up the traveler's emblem directly to the North as you start this dungeon.</text:span></text:p>
      <text:p text:style-name="List_20_Indent"><text:span text:style-name="T5"/></text:p>
      <text:p text:style-name="List_20_Indent"><text:span text:style-name="T5">A few notes:</text:span></text:p>
      <text:list xml:id="list5856000945962530339" text:style-name="L1">
        <text:list-item>
          <text:p text:style-name="P10"><text:span text:style-name="T5">Irravonia is now an adult Fairy and that means she now has access to her first spells. </text:span></text:p>
        </text:list-item>
        <text:list-item>
          <text:p text:style-name="P10"><text:span text:style-name="T5">She's also equipped now with a wand instead of a silly branch. The type of attack she does is really dependent on this.</text:span></text:p>
        </text:list-item>
        <text:list-item>
          <text:p text:style-name="P10"><text:span text:style-name="T5">Eric will normally always start one level higher than Irravonia.</text:span></text:p>
        </text:list-item>
      </text:list>
      <text:p text:style-name="List_20_Indent"><text:span text:style-name="T5"/></text:p>
      <text:p text:style-name="First_20_line_20_indent"><text:span text:style-name="T5">There are no boss fights in this dungeon, so this should be an easy passthrough.</text:span></text:p>
      <text:p text:style-name="First_20_line_20_indent"><text:span text:style-name="T5"/></text:p>
      <text:h text:style-name="P9" text:outline-level="2">1.3 – Exams Ruins</text:h>
      <table:table table:name="Table4" table:style-name="Table4">
        <table:table-column table:style-name="Table4.A" table:number-columns-repeated="8"/>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13">II</text:p>
          </table:table-cell>
          <table:table-cell table:style-name="Table4.A2" office:value-type="string">
            <text:p text:style-name="P13">VII</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H2" office:value-type="string">
            <text:p text:style-name="P13"/>
          </table:table-cell>
        </table:table-row>
      </table:table>
      <text:p text:style-name="Text_20_body"><text:span text:style-name="T5"/></text:p>
      <text:p text:style-name="First_20_line_20_indent"><text:span text:style-name="T5">This is the first serious dungeon of the game, and in which I'll give some point wise guidelines as will be the standard for most of this guide. Since only Eric and Rebecca are being tested in this exam, Irravonia is not available during the course of this dungeon.</text:span></text:p>
      <text:p text:style-name="First_20_line_20_indent"><text:span text:style-name="T5">Examiner Zack will explain your task. Open the door up front by finding the switch in the back of the dungeon, and fight the monster behind it, needless to say it's a boss, and yes, this time you must win the fight.</text:span></text:p>
      <text:p text:style-name="First_20_line_20_indent"><text:span text:style-name="T5"/></text:p>
      <text:p text:style-name="First_20_line_20_indent"><text:span text:style-name="T5">Rebecca will always start five levels higher than Eric (as a kind of indicator she outclasses him as a warrior) even when her level tops the current level cap in the process. This is also the first dungeon in which the traveler's emblem has been hidden in a secret room. </text:span></text:p>
      <text:p text:style-name="First_20_line_20_indent"><text:span text:style-name="T5"/></text:p>
      <text:p text:style-name="First_20_line_20_indent"><text:span text:style-name="T5">Well, as soon as the game gives you control over the game, let's get this show on the road.</text:span></text:p>
      <text:p text:style-name="First_20_line_20_indent"><text:span text:style-name="T5"/></text:p>
      <text:p text:style-name="Walkthrough"><text:span text:style-name="T5">001:<text:tab/></text:span><text:span text:style-name="T3">Now it doesn't really matter which of the open doors you take, but to make things easier on me, I chose the left one.</text:span><text:span text:style-name="T5"><text:line-break/>Exit through the left door North</text:span></text:p>
      <text:p text:style-name="Walktrhough_20__28_Optional_29_"><text:span text:style-name="T5">002:<text:tab/>To the east there's a secret passage. If you go in there you'll find the traveler's emblem</text:span></text:p>
      <text:p text:style-name="Walkthrough"><text:span text:style-name="T5"><text:tab/>Exit North </text:span><text:span text:style-name="T3">(you can examine the swords if you like, but your heroes will only say that they are too old to do anything with).</text:span></text:p>
      <text:p text:style-name="Walkthrough"><text:span text:style-name="T5">003:<text:tab/>Exit North</text:span></text:p>
      <text:p text:style-name="Walkthrough"><text:span text:style-name="T5">005:<text:tab/>You can save your game if you desire and move on to the next room, North</text:span></text:p>
      <text:p text:style-name="Walkthrough"><text:span text:style-name="T5">006:<text:tab/></text:span><text:span text:style-name="T3">Now you'll be in a puzzle room. There are six possible solutions, but which solution is correct depends on the number imprinted on the plaque on the North wall.</text:span></text:p>
      <text:p text:style-name="Walkthrough"><text:span text:style-name="T5"><text:tab/>So read that plaque first</text:span></text:p>
      <table:table table:name="Table5" table:style-name="Table5">
        <table:table-column table:style-name="Table5.A" table:number-columns-repeated="2"/>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2"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ext:soft-page-break/>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2" draw:name="graphics15" text:anchor-type="paragraph" svg:width="1.9575in" svg:height="2.7862in" draw:z-index="14"><draw:image xlink:href="Pictures/100000000000013B000001B88877AB45.png" xlink:type="simple" xlink:show="embed" xlink:actuate="onLoad"/></draw:frame></text:p>
          </table:table-cell>
        </table:table-row>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2"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oft-page-break/><text:span text:style-name="T5"><text:tab/></text:span><text:span text:style-name="T3">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Walkthrough"><text:span text:style-name="T5"><text:tab/>Exit North</text:span></text:p>
      <text:p text:style-name="Walkthrough"><text:span text:style-name="T5">007:<text:tab/>Flip the switch. This will open the door in area 001.</text:span></text:p>
      <text:p text:style-name="Walktrhough_20__28_Optional_29_"><text:span text:style-name="T5"><text:tab/>Both to the left and the right of the switch are secret passages leading to one big room together where (depending on the difficulty you chose) can be a lot of treasure.</text:span></text:p>
      <text:p text:style-name="Walkthrough"><text:span text:style-name="T5"><text:tab/>Exit South x3</text:span></text:p>
      <text:p text:style-name="Walkthrough"><text:span text:style-name="T5">003:<text:tab/></text:span><text:span text:style-name="T3">Once again, it doesn't really matter if you take the left or the right exit to the south. I picked the right this time.</text:span></text:p>
      <text:p text:style-name="Walkthrough"><text:span text:style-name="T5"><text:tab/>Exit South through the most right exit</text:span></text:p>
      <text:p text:style-name="Walktrhough_20__28_Optional_29_"><text:span text:style-name="T5">004<text:tab/>There's a secret passage directly to the East leading to treasure, in case you need it.</text:span></text:p>
      <text:p text:style-name="Walkthrough"><text:span text:style-name="T5"><text:tab/>Exit South</text:span></text:p>
      <text:p text:style-name="Walkthrough"><text:span text:style-name="T5">001<text:tab/>Hit the middle door North, which should be open now</text:span></text:p>
      <text:p text:style-name="Walkthrough"><text:span text:style-name="T5">008:<text:tab/>Fight the boss</text:span></text:p>
      <text:h text:style-name="Heading_20_3" text:outline-level="3">Boss Fight: Big Tiger</text:h>
      <table:table table:name="Table6" table:style-name="Table6">
        <table:table-column table:style-name="Table6.A" table:number-columns-repeated="8"/>
        <table:table-row>
          <table:table-cell table:style-name="Table6.A1" office:value-type="string">
            <text:p text:style-name="P14"><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14"><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H1" office:value-type="string">
            <text:p text:style-name="P14"/>
          </table:table-cell>
        </table:table-row>
        <table:table-row>
          <table:table-cell table:style-name="Table6.A2" office:value-type="string">
            <text:p text:style-name="P15">III</text:p>
          </table:table-cell>
          <table:table-cell table:style-name="Table6.A2" office:value-type="string">
            <text:p text:style-name="P15">VII</text:p>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A2" office:value-type="string">
            <text:p text:style-name="P15"/>
          </table:table-cell>
          <table:table-cell table:style-name="Table6.H2" office:value-type="string">
            <text:p text:style-name="P15"/>
          </table:table-cell>
        </table:table-row>
        <table:table-row>
          <table:table-cell table:style-name="Table6.H2" table:number-columns-spanned="8" office:value-type="string">
            <text:p text:style-name="P16">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4"><text:span text:style-name="T5"/></text:p>
      <text:p text:style-name="First_20_line_20_indent"><text:span text:style-name="T5">Well if you won this fight you win this dungeon and go on to the next, hey, way to go there 😉</text:span></text:p>
      <text:p text:style-name="First_20_line_20_indent"><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03T16:53:11.76</dc:date>
    <dc:creator>Jeroen Broks</dc:creator>
    <meta:editing-duration>PT4H35M5S</meta:editing-duration>
    <meta:editing-cycles>12</meta:editing-cycles>
    <meta:generator>OpenOffice/4.1.8$Win32 OpenOffice.org_project/418m3$Build-9803</meta:generator>
    <meta:document-statistic meta:table-count="6" meta:image-count="19" meta:object-count="0" meta:page-count="13" meta:paragraph-count="96" meta:word-count="2602" meta:character-count="13778"/>
  </office:meta>
</office:document-meta>
</file>